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3" style:family="table">
      <style:table-properties style:width="15.002cm" fo:margin-left="0.626cm" table:align="left"/>
    </style:style>
    <style:style style:name="Tabella3.A" style:family="table-column">
      <style:table-column-properties style:column-width="7.625cm"/>
    </style:style>
    <style:style style:name="Tabella3.B" style:family="table-column">
      <style:table-column-properties style:column-width="7.377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Piè_20_di_20_pagina">
      <style:paragraph-properties fo:text-align="center" style:justify-single-word="false"/>
    </style:style>
    <style:style style:name="P3" style:family="paragraph" style:parent-style-name="Normale">
      <style:text-properties fo:font-size="7pt" style:letter-kerning="true" style:font-size-asian="7pt" style:language-asian="ar" style:country-asian="SA" style:font-size-complex="7pt" style:font-weight-complex="bold"/>
    </style:style>
    <style:style style:name="P4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5" style:family="paragraph" style:parent-style-name="Normale">
      <style:paragraph-properties fo:text-align="center" style:justify-single-word="false"/>
    </style:style>
    <style:style style:name="P6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7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8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9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10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e">
      <style:paragraph-properties fo:margin-left="0.501cm" fo:margin-right="0.501cm" fo:margin-top="0.176cm" fo:margin-bottom="0cm" style:contextual-spacing="false" fo:line-height="200%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2" style:family="paragraph" style:parent-style-name="Normale">
      <style:paragraph-properties fo:margin-left="0.501cm" fo:margin-right="0.501cm" fo:line-height="150%" fo:text-indent="0cm" style:auto-text-indent="false">
        <style:tab-stops/>
      </style:paragraph-properties>
      <style:text-properties fo:font-size="11pt" style:font-size-asian="11pt"/>
    </style:style>
    <style:style style:name="P13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4" style:family="paragraph" style:parent-style-name="Normale">
      <style:paragraph-properties fo:margin-left="0.501cm" fo:margin-right="0.501cm" fo:line-height="15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5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16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17" style:family="paragraph" style:parent-style-name="Normale" style:master-page-name="MPF0">
      <style:paragraph-properties fo:margin-left="4.995cm" fo:margin-right="0.499cm" fo:line-height="200%" fo:text-align="justify" style:justify-single-word="false" fo:text-indent="1.249cm" style:auto-text-indent="false" style:page-number="auto" fo:break-before="page">
        <style:tab-stops/>
      </style:paragraph-properties>
      <style:text-properties fo:font-size="11pt" fo:font-weight="bold" style:font-size-asian="11pt" style:font-weight-asian="bold"/>
    </style:style>
    <style:style style:name="P18" style:family="paragraph">
      <style:paragraph-properties fo:text-align="justify"/>
    </style:style>
    <style:style style:name="P19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6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style:font-size-asian="11pt"/>
    </style:style>
    <style:style style:name="T8" style:family="text">
      <style:text-properties officeooo:rsid="000ac71d"/>
    </style:style>
    <style:style style:name="T9" style:family="text"/>
    <style:style style:name="T10" style:family="text">
      <style:text-properties style:font-name="Arial" fo:font-size="22pt" fo:font-weight="bold" style:font-size-asian="22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12pt" fo:font-style="italic" style:font-size-asian="12pt" style:font-style-asian="italic" style:font-size-complex="12pt"/>
    </style:style>
    <style:style style:name="T13" style:family="text">
      <style:text-properties fo:color="#80808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8.767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 <text:s text:c="6"/>Prot. n. ________</text:p>
      <text:p text:style-name="P6">IL DIRIGENTE</text:p>
      <text:p text:style-name="P10"><text:span text:style-name="Car._20_predefinito_20_paragrafo"><text:span text:style-name="T2">Premesso:</text:span></text:span></text:p>
      <text:p text:style-name="P8">- che il sig. [elenco_richiedenti] presentava istanza di voltura relativa al permesso di costruire / concessione/autorizzazione edilizia n° * del * relativa a * intestata al Signor *, nato a * il *, residente a * in * c.f. *, in qualità di *;</text:p>
      <text:p text:style-name="P8">- che detta istanza veniva recepita in atti il [onload.data_presentazione] al protocollo n° [protocollo] del [data_protocollo];</text:p>
      <text:p text:style-name="P7">Visti:</text:p>
      <text:p text:style-name="P10"><text:span text:style-name="Car._20_predefinito_20_paragrafo"><text:span text:style-name="T2">-</text:span></text:span><text:span text:style-name="Car._20_predefinito_20_paragrafo"><text:span text:style-name="T3"> gli atti d’ufficio;</text:span></text:span></text:p>
      <text:p text:style-name="P10"><text:span text:style-name="Car._20_predefinito_20_paragrafo">- </text:span><text:span text:style-name="Car._20_predefinito_20_paragrafo"><text:span text:style-name="T3">l’atto Notaio * n. di rep. * del * trascritto a * in data*;</text:span></text:span></text:p>
      <text:p text:style-name="P9">VOLTURA</text:p>
      <text:p text:style-name="P8">in capo al Signor [elenco_richiedenti], meglio identificato in premessa, il permesso di costruire di cui sopra, alle modalità e prescrizioni in essa contenute.</text:p>
      <text:p text:style-name="P11"><text:span text:style-name="Car._20_predefinito_20_paragrafo"><text:span text:style-name="T6">Il presente provvedimento sarà notificato all'interessato a mezzo dei messi comunali</text:span></text:span><text:span text:style-name="Car._20_predefinito_20_paragrafo"><text:span text:style-name="T4">.</text:span></text:span></text:p>
      <text:p text:style-name="P8">Savona, _______________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3">Il Dirigente</text:p>
            <text:p text:style-name="P13">Arch. Giovanna Macario</text:p>
          </table:table-cell>
        </table:table-row>
      </table:table>
      <text:p text:style-name="P4"/>
      <text:p text:style-name="P4"/>
      <text:p text:style-name="P15">COMUNE DI SAVONA</text:p>
      <text:p text:style-name="P14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3"><text:s text:c="5"/>per ricevuta <text:s text:c="58"/>il Messo comunale</text:p>
      <text:p text:style-name="P13"><text:soft-page-break/></text:p>
      <text:p text:style-name="P13">__________________<text:tab/><text:tab/><text:tab/> <text:s text:c="7"/>­­­­­­­­­­­­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6" style:family="table">
      <style:table-properties style:width="15.526cm" fo:margin-left="0.376cm" table:align="left"/>
    </style:style>
    <style:style style:name="Tabella6.A" style:family="table-column">
      <style:table-column-properties style:column-width="5.175cm"/>
    </style:style>
    <style:style style:name="Tabella6.A1" style:family="table-cell">
      <style:table-cell-properties fo:padding-left="0.125cm" fo:padding-right="0.125cm" fo:padding-top="0cm" fo:padding-bottom="0cm" fo:border="0.75pt solid #000000"/>
    </style:style>
    <style:style style:name="Tabella2" style:family="table">
      <style:table-properties style:width="15.002cm" fo:margin-left="0.626cm" table:align="left"/>
    </style:style>
    <style:style style:name="Tabella2.A" style:family="table-column">
      <style:table-column-properties style:column-width="5.112cm"/>
    </style:style>
    <style:style style:name="Tabella2.B" style:family="table-column">
      <style:table-column-properties style:column-width="5.233cm"/>
    </style:style>
    <style:style style:name="Tabella2.C" style:family="table-column">
      <style:table-column-properties style:column-width="4.657cm"/>
    </style:style>
    <style:style style:name="Tabella2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 style:parent-style-name="Normale">
      <style:text-properties fo:font-size="7pt" style:letter-kerning="true" style:font-size-asian="7pt" style:language-asian="ar" style:country-asian="SA" style:font-size-complex="7pt" style:font-weight-complex="bold"/>
    </style:style>
    <style:style style:name="MP3" style:family="paragraph">
      <style:paragraph-properties fo:text-align="justify"/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font-size="12pt" fo:font-style="italic" style:font-size-asian="12pt" style:font-style-asian="italic" style:font-size-complex="12pt"/>
    </style:style>
    <style:style style:name="MT6" style:family="text">
      <style:text-properties fo:color="#808080"/>
    </style:style>
    <style:style style:name="MT7" style:family="text">
      <style:text-properties officeooo:rsid="000ac71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8.767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documenti\PROVVEDIMENTI\Voltura permesso 04_2013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2</text:page-count></text:span></text:p>
      </style:footer>
      <style:footer-left style:display="false">
        <table:table table:name="Tabella6" table:style-name="Tabella6">
          <table:table-column table:style-name="Tabella6.A" table:number-columns-repeated="3"/>
          <table:table-row>
            <table:table-cell table:style-name="Tabella6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6.A1" office:value-type="string">
              <text:p text:style-name="MP1">RESPONSABILE DEL PROCEDIMENTO</text:p>
              <text:p text:style-name="MP1">Arch. Sandra Venturi</text:p>
            </table:table-cell>
            <table:table-cell table:style-name="Tabella6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documenti\PROVVEDIMENTI\Voltura permesso 04_2013.odt</text:file-name></text:span></text:span><text:span text:style-name="Car._20_predefinito_20_paragrafo"><text:span text:style-name="MT1"><text:tab/></text:span></text:span><text:span text:style-name="Car._20_predefinito_20_paragrafo"><text:span text:style-name="MT1"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/></text:span></text:span><text:span text:style-name="Numero_20_pagina"><text:span text:style-name="MT1"> di </text:span></text:span><text:span text:style-name="Numero_20_pagina"><text:page-count>2</text:page-count></text:span></text:p>
      </style:footer-left>
    </style:master-page>
    <style:master-page style:name="MPF0" style:page-layout-name="Mpm3" style:next-style-name="MP0">
      <style:header>
        <text:p text:style-name="Header"><draw:frame draw:style-name="Mfr1" draw:name="Text Box 2" text:anchor-type="paragraph" svg:x="11.506cm" svg:y="0.325cm" svg:width="4.233cm" style:rel-width="scale" svg:height="2.54cm" style:rel-height="scale" draw:z-index="2"><draw:text-box><text:p text:style-name="MP2">IMPOSTA DI BOLLO ASSOLTA IN MODO VIRTUALE </text:p><text:p text:style-name="MP2">GIUSTA AUTORIZZAZIONE DEL DIRETTORE TERRITORIALE DELL'UFFICIO DI SAVONA </text:p><text:p text:style-name="MP2">DEL 03/01/2013 – PROT. 96/2013</text:p></draw:text-box></draw:frame><draw:custom-shape text:anchor-type="paragraph" draw:z-index="1" draw:name="Rectangle 1" draw:style-name="Mgr1" draw:text-style-name="MP4" svg:width="8.767cm" svg:height="3.559cm" svg:x="2.316cm" svg:y="0.275cm"><text:p text:style-name="MP3"><text:span text:style-name="MT3">Comune di Savona</text:span></text:p><text:p text:style-name="MP3"><text:span text:style-name="MT4">Settore Pianificazione Territoriale</text:span></text:p><text:p text:style-name="MP3"><text:span text:style-name="MT5">Sportello Unico per l’Edilizia</text:span></text:p><text:p text:style-name="MP3"><text:span text:style-name="MT6"/></text:p><draw:enhanced-geometry svg:viewBox="0 0 21600 21600" draw:type="non-primitive" draw:enhanced-path="M 0 0 L 21600 0 21600 21600 0 21600 Z N"/></draw:custom-shape><draw:frame draw:style-name="Mfr2" draw:name="Picture 1" text:anchor-type="as-char" svg:width="2.193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5">ISTRUTTORE TECNICO</text:p>
              <text:p text:style-name="MP5">[<text:span text:style-name="MT7">istruttore_tecnico</text:span>]</text:p>
              <text:p text:style-name="MP5"/>
              <text:p text:style-name="MP5"/>
            </table:table-cell>
            <table:table-cell table:style-name="Tabella2.A1" office:value-type="string">
              <text:p text:style-name="MP5">RESPONSABILE DEL PROCEDIMENTO</text:p>
              <text:p text:style-name="MP5">geom. Ivo Maffioli</text:p>
            </table:table-cell>
            <table:table-cell table:style-name="Tabella2.A1" office:value-type="string">
              <text:p text:style-name="MP5">DIRIGENTE</text:p>
              <text:p text:style-name="MP5"/>
              <text:p text:style-name="MP5">Arch. Giovanna Macario</text:p>
            </table:table-cell>
          </table:table-row>
        </table:table>
        <text:p text:style-name="Footer"><text:span text:style-name="Numero_20_pagina"><text:s text:c="6"/>ultimazione documento: </text:span></text:p>
        <text:p text:style-name="Footer"><text:span text:style-name="Numero_20_pagina"><text:s text:c="6"/>f</text:span>ile:<text:file-name text:display="full">C:\Users\Claudio\Dropbox\Modelli di stampa Savona\documenti\PROVVEDIMENTI\Voltura permesso 04_2013.odt</text:file-name><text:tab/><text:tab/></text:p>
        <text:p text:style-name="Footer"><text:tab/> <text:s text:c="135"/>Pagina <text:span text:style-name="Numero_20_pagina"><text:page-number text:select-page="current">1</text:page-number></text:span><text:span text:style-name="Numero_20_pagina"> di </text:span><text:span text:style-name="Numero_20_pagina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8T10:09:00Z</meta:creation-date>
    <dc:date>2014-02-03T14:39:27.994000000</dc:date>
    <meta:print-date>1999-05-25T16:27:00Z</meta:print-date>
    <meta:editing-cycles>5</meta:editing-cycles>
    <meta:editing-duration>PT7M28S</meta:editing-duration>
    <meta:document-statistic meta:table-count="4" meta:image-count="0" meta:object-count="1" meta:page-count="2" meta:paragraph-count="47" meta:word-count="273" meta:character-count="2797" meta:non-whitespace-character-count="1857"/>
    <meta:template xlink:type="simple" xlink:actuate="onRequest" xlink:title="" xlink:href="./Voltura%20permesso%2004_20'13.dot"/>
  </office:meta>
</office:document-meta>
</file>